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62cd" officeooo:paragraph-rsid="001562cd"/>
    </style:style>
    <style:style style:name="P2" style:family="paragraph" style:parent-style-name="Standard">
      <style:text-properties officeooo:rsid="001562cd" officeooo:paragraph-rsid="001960f5"/>
    </style:style>
    <style:style style:name="P3" style:family="paragraph" style:parent-style-name="Standard">
      <style:text-properties fo:font-weight="bold" officeooo:rsid="001562cd" officeooo:paragraph-rsid="001562cd" style:font-weight-asian="bold" style:font-weight-complex="bold"/>
    </style:style>
    <style:style style:name="P4" style:family="paragraph" style:parent-style-name="Standard">
      <style:text-properties fo:font-weight="bold" officeooo:rsid="0016e8db" officeooo:paragraph-rsid="0016e8db" style:font-weight-asian="bold" style:font-weight-complex="bold"/>
    </style:style>
    <style:style style:name="P5" style:family="paragraph" style:parent-style-name="Standard">
      <style:text-properties fo:font-weight="normal" officeooo:rsid="001562cd" officeooo:paragraph-rsid="001562cd" style:font-weight-asian="normal" style:font-weight-complex="normal"/>
    </style:style>
    <style:style style:name="P6" style:family="paragraph" style:parent-style-name="Standard">
      <style:text-properties fo:font-weight="normal" officeooo:rsid="0016e8db" officeooo:paragraph-rsid="0016e8db" style:font-weight-asian="normal" style:font-weight-complex="normal"/>
    </style:style>
    <style:style style:name="P7" style:family="paragraph" style:parent-style-name="Standard">
      <style:text-properties fo:font-weight="normal" officeooo:rsid="00178369" officeooo:paragraph-rsid="00178369" style:font-weight-asian="normal" style:font-weight-complex="normal"/>
    </style:style>
    <style:style style:name="P8" style:family="paragraph" style:parent-style-name="Standard">
      <style:text-properties fo:font-weight="normal" officeooo:rsid="001a8e0d" officeooo:paragraph-rsid="001a8e0d" style:font-weight-asian="normal" style:font-weight-complex="normal"/>
    </style:style>
    <style:style style:name="P9" style:family="paragraph" style:parent-style-name="Standard">
      <style:text-properties fo:font-weight="normal" officeooo:rsid="001bb578" officeooo:paragraph-rsid="001bb578" style:font-weight-asian="normal" style:font-weight-complex="normal"/>
    </style:style>
    <style:style style:name="P10" style:family="paragraph" style:parent-style-name="Standard">
      <style:text-properties fo:font-weight="normal" officeooo:rsid="001cfa22" officeooo:paragraph-rsid="001cfa22" style:font-weight-asian="normal" style:font-weight-complex="normal"/>
    </style:style>
    <style:style style:name="P11" style:family="paragraph" style:parent-style-name="Standard">
      <style:text-properties fo:font-weight="normal" officeooo:rsid="001d3742" officeooo:paragraph-rsid="001d3742" style:font-weight-asian="normal" style:font-weight-complex="normal"/>
    </style:style>
    <style:style style:name="P12" style:family="paragraph" style:parent-style-name="Standard">
      <style:text-properties fo:font-weight="normal" officeooo:rsid="001ecf74" officeooo:paragraph-rsid="001ecf74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ecf74" officeooo:paragraph-rsid="001ecf74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cfa22" officeooo:paragraph-rsid="001cfa22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weight="normal" officeooo:rsid="001a8e0d" officeooo:paragraph-rsid="001a8e0d" style:font-weight-asian="normal" style:font-weight-complex="normal"/>
    </style:style>
    <style:style style:name="T1" style:family="text">
      <style:text-properties officeooo:rsid="001960f5"/>
    </style:style>
    <style:style style:name="T2" style:family="text">
      <style:text-properties officeooo:rsid="001bb578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500 bébés <text:span text:style-name="T1">volés</text:span> de la dictature </text:p>
      <text:p text:style-name="P1"/>
      <text:p text:style-name="P1">8 ans de dictature </text:p>
      <text:p text:style-name="P1"/>
      <text:p text:style-name="P1">Personne n’y échappe, même les enfants </text:p>
      <text:p text:style-name="P1"/>
      <text:p text:style-name="P1">« L’Etat a pris nos petits-enfants » </text:p>
      <text:p text:style-name="P1"/>
      <text:p text:style-name="P1">« Retrouver = miracle, comme botte de foin »</text:p>
      <text:p text:style-name="P1"/>
      <text:p text:style-name="P1">500 bébés</text:p>
      <text:p text:style-name="P1">Mères exécutées ou portées disparues </text:p>
      <text:p text:style-name="P1"/>
      <text:p text:style-name="P1">Grand-mères réunies pour combattre </text:p>
      <text:p text:style-name="P1"/>
      <text:p text:style-name="P1">« peine max : 8 ans »</text:p>
      <text:p text:style-name="P1"/>
      <text:p text:style-name="P3">Videla → tribunal</text:p>
      <text:p text:style-name="P5"/>
      <text:p text:style-name="P5">35 femmes enceintes tuées ou disparues </text:p>
      <text:p text:style-name="P5"/>
      <text:p text:style-name="P5">Grand-mères qui ont combattue = « Femmes terroristes » selon //</text:p>
      <text:p text:style-name="P5"/>
      <text:p text:style-name="P5">Fusillade + explosions </text:p>
      <text:p text:style-name="P5"/>
      <text:p text:style-name="P5">1 jeune homme policier a avoué être celui qui a retiré la petite de la baignoire </text:p>
      <text:p text:style-name="P5"/>
      <text:p text:style-name="P6">Certains ont survécu </text:p>
      <text:p text:style-name="P6"/>
      <text:p text:style-name="P6">→ « récupération » → ESMA </text:p>
      <text:p text:style-name="P6"/>
      <text:p text:style-name="P6">Menottes</text:p>
      <text:p text:style-name="P6"/>
      <text:p text:style-name="P6">Retrait du nom, attribution de numéro </text:p>
      <text:p text:style-name="P6"/>
      <text:p text:style-name="P6">Traités comme des objets </text:p>
      <text:p text:style-name="P6"/>
      <text:p text:style-name="P6">1 jeune femme qui vient d’accoucher </text:p>
      <text:p text:style-name="P6">ESMA = là où les femmes enceintes détenues accouchent </text:p>
      <text:p text:style-name="P4"/>
      <text:p text:style-name="P6">Militaires envoient images d’une ville pacifiste </text:p>
      <text:p text:style-name="P6"/>
      <text:p text:style-name="P6">Les recherches ont donné lieu à des rencontres → Grand-mères de la place de Mai </text:p>
      <text:p text:style-name="P7">Chacun contribue en faisant ce qu’elle sait faire </text:p>
      <text:p text:style-name="P6">Stratégies pour se réunir </text:p>
      <text:p text:style-name="P6"/>
      <text:p text:style-name="P6"/>
      <text:p text:style-name="P6"/>
      <text:p text:style-name="P15">Organisation mondiale du foot </text:p>
      <text:p text:style-name="P8">« On veut tous la paix » </text:p>
      <text:p text:style-name="P8">~100m entre stade foot et camp </text:p>
      <text:p text:style-name="P8">« Nous avions pensé que dictature allait durer encore 40 ans, et que personne ne croirait que ce que nous avons vécu était réel »</text:p>
      <text:p text:style-name="P8"/>
      <text:p text:style-name="P8">Ces bébés volés ont eu des doutes </text:p>
      <text:p text:style-name="P8">Élevés dans la haine </text:p>
      <text:p text:style-name="P8"/>
      <text:p text:style-name="P8">Manifestation à la place de Mai </text:p>
      <text:p text:style-name="P8">Les grand-mères ont voulu mettre les grand-pères à l’écart, car + risqué pour eux (raison machistes) </text:p>
      <text:p text:style-name="P8">L’info s’est propagé dans le monde </text:p>
      <text:p text:style-name="P8"/>
      <text:p text:style-name="P8">Slogan de la dictature : « Nous étions droits et humains » </text:p>
      <text:p text:style-name="P8"/>
      <text:p text:style-name="P8">200 somnifères injectés </text:p>
      <text:p text:style-name="P8"/>
      <text:p text:style-name="P8">Río de la Plata <text:span text:style-name="T2">= ultime camp, pour 1000 détenus </text:span></text:p>
      <text:p text:style-name="P9">MAIS... ils ont été jetés à la mère </text:p>
      <text:p text:style-name="P9">Un des pilotes a craqué et a rompu le silence </text:p>
      <text:p text:style-name="P9">USA : dévoile 50 photos </text:p>
      <text:p text:style-name="P9"/>
      <text:p text:style-name="P9">Certains bébés ont été battus par les « parents » quotidiennement, et ils trouvaient ça normal </text:p>
      <text:p text:style-name="P9">D’autres ont été amenés à faire des parcours militaires </text:p>
      <text:p text:style-name="P9"/>
      <text:p text:style-name="P9">Les grand-mères se demandaient comment identifier les enfants </text:p>
      <text:p text:style-name="P9">Solution : Test de sang </text:p>
      <text:p text:style-name="P9">→ Elles parcourent le monde </text:p>
      <text:p text:style-name="P9">→ Banque du sang de NY </text:p>
      <text:p text:style-name="P9">Docteur Frederen → Possible </text:p>
      <text:p text:style-name="P9">Retrouver un enfant = certitude que les parents ne reviendraient jamais </text:p>
      <text:p text:style-name="P9">→ coup dur + énorme joie </text:p>
      <text:p text:style-name="P9"/>
      <text:p text:style-name="P9">Les généraux s’enchaînent </text:p>
      <text:p text:style-name="P9">→ Une porte s’ouvre vers la société civile </text:p>
      <text:p text:style-name="P9"><text:tab/>Les grand-mères publient des photos des enfants disparus </text:p>
      <text:p text:style-name="P9"><text:tab/>→ Effet immédiat </text:p>
      <text:p text:style-name="P9"/>
      <text:p text:style-name="P10">Certaines ont recourus à des avocats </text:p>
      <text:p text:style-name="P10">« Maman ! » → énorme coup dur pour les grand-mères </text:p>
      <text:p text:style-name="P10"/>
      <text:p text:style-name="P10">Liens par le sang = possible </text:p>
      <text:p text:style-name="P10">Dictature = obstacle à l’accès à ces enfants </text:p>
      <text:p text:style-name="P10"/>
      <text:p text:style-name="P14">Fin de la dictature → Soulagement, joie </text:p>
      <text:p text:style-name="P10"/>
      <text:p text:style-name="P10">Dès le 1<text:span text:style-name="T3">er</text:span> jour de la démocratie : plainte → Fille Paula </text:p>
      <text:p text:style-name="P10">→ Il y avait des preuves en faveur des faux parents </text:p>
      <text:p text:style-name="P10">→ Prise de sang → « Paula est Paula » </text:p>
      <text:p text:style-name="P10">Au début, il y a eu des rejets de la part des enfants </text:p>
      <text:p text:style-name="P10"/>
      <text:p text:style-name="P10">Au début, elle demande des photos d’elle petite </text:p>
      <text:p text:style-name="P10"/>
      <text:p text:style-name="P10">Génétique = principale arme des grand-mères </text:p>
      <text:p text:style-name="P10">→ Création de la banque de donneurs génétiques </text:p>
      <text:p text:style-name="P10">Recherche des 500 bébés volés : légitimé par une loi </text:p>
      <text:p text:style-name="P10"/>
      <text:p text:style-name="P10"/>
      <text:p text:style-name="P11">Recherches des corps des disparus </text:p>
      <text:p text:style-name="P11"/>
      <text:p text:style-name="P11">Procès </text:p>
      <text:p text:style-name="P11"/>
      <text:p text:style-name="P11">Videla + Madera → Perpétuité </text:p>
      <text:p text:style-name="P11">Jugés pour les assassinats et tout, mais pas pour le vol d’enfants </text:p>
      <text:p text:style-name="P11"/>
      <text:p text:style-name="P11">Nouveau président : amnistie qui donne la liberté aux militaires </text:p>
      <text:p text:style-name="P11">Grand-mères combattent </text:p>
      <text:p text:style-name="P11">Videla enfermé, puis relâché grâce à son âge </text:p>
      <text:p text:style-name="P11"/>
      <text:p text:style-name="P11">Une partie de l’Argentine soutenait les grand-mères </text:p>
      <text:p text:style-name="P11"/>
      <text:p text:style-name="P11">Même des fraternels recherchent </text:p>
      <text:p text:style-name="P11">« Dès que j’ai vu la photo de mon père, j’ai pas eu besoin de test ADN, je suis son portrait craché » </text:p>
      <text:p text:style-name="P11"/>
      <text:p text:style-name="P12">Un des bébés (une femme), étapes : </text:p>
      <text:list xml:id="list6575033904544562362" text:style-name="L1">
        <text:list-item>
          <text:p text:style-name="P13">Documents preuves, 99 % </text:p>
        </text:list-item>
        <text:list-item>
          <text:p text:style-name="P13">« Non ! », accrochage au 1 % </text:p>
        </text:list-item>
        <text:list-item>
          <text:p text:style-name="P13">Le faux père confesse </text:p>
        </text:list-item>
        <text:list-item>
          <text:p text:style-name="P13">« Je sentais qu’ils étaient des ennemis » </text:p>
        </text:list-item>
        <text:list-item>
          <text:p text:style-name="P13">Dès la rencontre, quelque chose à changé </text:p>
        </text:list-item>
      </text:list>
      <text:p text:style-name="P12"/>
      <text:p text:style-name="P12">Les bébés essayent de ne pas mélanger le sentiment de famille et celui vécu avec les faux parents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52:16.828000000</meta:creation-date>
    <dc:date>2019-04-19T09:11:27.364000000</dc:date>
    <meta:editing-duration>PT9M23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83" meta:word-count="633" meta:character-count="3494" meta:non-whitespace-character-count="2871"/>
  </office:meta>
</office:document-meta>
</file>